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Match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atcher.matches( Map 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atcher.MapMatcher( Map attributes , PatternMatcher p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Matcher.get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